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rsid="00063d5b" officeooo:paragraph-rsid="00063d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weight="bold" officeooo:rsid="0007547b" officeooo:paragraph-rsid="0007547b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normal" officeooo:rsid="00063d5b" officeooo:paragraph-rsid="00063d5b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063d5b" officeooo:paragraph-rsid="00063d5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normal" officeooo:rsid="0007547b" officeooo:paragraph-rsid="0007547b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07547b" officeooo:paragraph-rsid="0007547b" style:font-size-asian="11pt" style:font-weight-asian="normal" style:font-size-complex="11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07547b" officeooo:paragraph-rsid="0007547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weight="normal" officeooo:rsid="00089570" officeooo:paragraph-rsid="00089570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" fo:font-size="11pt" fo:font-weight="normal" officeooo:rsid="00089570" officeooo:paragraph-rsid="00089570" style:font-size-asian="11pt" style:font-weight-asian="normal" style:font-size-complex="11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089570" officeooo:paragraph-rsid="0008957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090f6e" officeooo:paragraph-rsid="00090f6e" style:font-size-asian="11pt" style:font-weight-asian="bold" style:font-size-complex="11pt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90f6e" officeooo:paragraph-rsid="00090f6e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9be39" officeooo:paragraph-rsid="0009be3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09be39" officeooo:paragraph-rsid="0009be39" style:font-size-asian="11pt" style:font-weight-asian="normal" style:font-size-complex="11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bc304" officeooo:paragraph-rsid="000bc304" style:font-size-asian="11pt" style:font-weight-asian="normal" style:font-size-complex="11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c5bbd" officeooo:paragraph-rsid="000c5bbd" style:font-size-asian="11pt" style:font-weight-asian="normal" style:font-size-complex="11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Calibri" fo:font-size="11pt" style:text-underline-style="none" fo:font-weight="normal" officeooo:rsid="000b0867" officeooo:paragraph-rsid="000b0867" style:font-size-asian="11pt" style:font-weight-asian="normal" style:font-size-complex="11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Calibri" fo:font-size="11pt" style:text-underline-style="none" fo:font-weight="normal" officeooo:rsid="00111eee" officeooo:paragraph-rsid="00111eee" style:font-size-asian="11pt" style:font-weight-asian="normal" style:font-size-complex="11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Calibri" fo:font-size="11pt" style:text-underline-style="none" fo:font-weight="normal" officeooo:rsid="000a9e32" officeooo:paragraph-rsid="000a9e32" style:font-size-asian="11pt" style:font-weight-asian="normal" style:font-size-complex="11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Calibri" fo:font-size="11pt" style:text-underline-style="none" fo:font-weight="normal" officeooo:rsid="00229a71" officeooo:paragraph-rsid="00229a71" style:font-size-asian="11pt" style:font-weight-asian="normal" style:font-size-complex="11pt" style:font-weight-complex="normal"/>
    </style:style>
    <style:style style:name="P21" style:family="paragraph" style:parent-style-name="Standard" style:list-style-name="L12">
      <style:paragraph-properties fo:text-align="start" style:justify-single-word="false"/>
      <style:text-properties style:font-name="Calibri" fo:font-size="11pt" style:text-underline-style="none" fo:font-weight="normal" officeooo:rsid="00240273" officeooo:paragraph-rsid="0024027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b0867" officeooo:paragraph-rsid="000b0867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c5bbd" officeooo:paragraph-rsid="000c5bbd" style:font-size-asian="11pt" style:font-weight-asian="bold" style:font-size-complex="11pt" style:font-weight-complex="bold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bold" officeooo:rsid="000c5bbd" officeooo:paragraph-rsid="000c5bb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f8620" officeooo:paragraph-rsid="000f8620" style:font-size-asian="11pt" style:font-weight-asian="bold" style:font-size-complex="11pt" style:font-weight-complex="bold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0f8620" officeooo:paragraph-rsid="000f8620" style:font-size-asian="11pt" style:font-weight-asian="bold" style:font-size-complex="11pt" style:font-weight-complex="bold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c8b76" officeooo:paragraph-rsid="001c8b76" style:font-size-asian="11pt" style:font-weight-asian="bold" style:font-size-complex="11pt" style:font-weight-complex="bold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635ae" officeooo:paragraph-rsid="001635ae" style:font-size-asian="11pt" style:font-weight-asian="bold" style:font-size-complex="11pt" style:font-weight-complex="bold"/>
    </style:style>
    <style:style style:name="P29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7ee60" officeooo:paragraph-rsid="0017ee60" style:font-size-asian="11pt" style:font-weight-asian="bold" style:font-size-complex="11pt" style:font-weight-complex="bold"/>
    </style:style>
    <style:style style:name="P30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34908" officeooo:paragraph-rsid="00134908" style:font-size-asian="11pt" style:font-weight-asian="bold" style:font-size-complex="11pt" style:font-weight-complex="bold"/>
    </style:style>
    <style:style style:name="P31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34908" officeooo:paragraph-rsid="0014a67f" style:font-size-asian="11pt" style:font-weight-asian="bold" style:font-size-complex="11pt" style:font-weight-complex="bold"/>
    </style:style>
    <style:style style:name="P32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4a67f" officeooo:paragraph-rsid="0014a67f" style:font-size-asian="11pt" style:font-weight-asian="bold" style:font-size-complex="11pt" style:font-weight-complex="bold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b9ff1" officeooo:paragraph-rsid="001b9ff1" style:font-size-asian="11pt" style:font-weight-asian="bold" style:font-size-complex="11pt" style:font-weight-complex="bold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Calibri" fo:font-size="11pt" style:text-underline-style="none" fo:font-weight="bold" officeooo:rsid="001c79e4" officeooo:paragraph-rsid="001e5503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1c79e4" officeooo:paragraph-rsid="001e5503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a9e32" officeooo:paragraph-rsid="000a9e32" style:font-size-asian="11pt" style:font-weight-asian="bold" style:font-size-complex="11pt" style:font-weight-complex="bold"/>
    </style:style>
    <style:style style:name="P37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bold" officeooo:rsid="0021e882" officeooo:paragraph-rsid="0021e882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240273" officeooo:paragraph-rsid="00240273" style:font-size-asian="11pt" style:font-weight-asian="bold" style:font-size-complex="11pt" style:font-weight-complex="bold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bold" officeooo:rsid="0017ee60" officeooo:paragraph-rsid="0018d1d8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bold" officeooo:rsid="0018d1d8" officeooo:paragraph-rsid="0018d1d8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bold" officeooo:rsid="0018d1d8" officeooo:paragraph-rsid="001cedad" style:font-size-asian="11pt" style:font-style-asian="italic" style:font-weight-asian="bold" style:font-size-complex="11pt" style:font-style-complex="italic" style:font-weight-complex="bold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bold" officeooo:rsid="0020b9ec" officeooo:paragraph-rsid="0020b9ec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normal" officeooo:rsid="0018d1d8" officeooo:paragraph-rsid="001cedad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normal" officeooo:rsid="001dca1e" officeooo:paragraph-rsid="001dca1e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normal" officeooo:rsid="001e5503" officeooo:paragraph-rsid="001e5503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normal" officeooo:rsid="001c8b76" officeooo:paragraph-rsid="001c8b76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style:font-name="Calibri" fo:font-size="11pt" fo:font-style="italic" style:text-underline-style="none" fo:font-weight="normal" officeooo:rsid="001fa62e" officeooo:paragraph-rsid="001fa62e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1pt" officeooo:rsid="00063d5b" officeooo:paragraph-rsid="00063d5b" style:font-size-asian="11pt" style:font-size-complex="11pt"/>
    </style:style>
    <style:style style:name="P49" style:family="paragraph" style:parent-style-name="Standard" style:list-style-name="L10">
      <style:paragraph-properties fo:text-align="start" style:justify-single-word="false"/>
      <style:text-properties fo:font-size="11pt" officeooo:paragraph-rsid="000f8620" style:font-size-asian="11pt" style:font-size-complex="11pt"/>
    </style:style>
    <style:style style:name="P50" style:family="paragraph" style:parent-style-name="Standard" style:list-style-name="L11">
      <style:paragraph-properties fo:text-align="start" style:justify-single-word="false"/>
      <style:text-properties fo:font-size="11pt" officeooo:paragraph-rsid="0018d1d8" style:font-size-asian="11pt" style:font-size-complex="11pt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a9e32" officeooo:paragraph-rsid="000a9e32" style:font-size-asian="11pt" style:font-weight-asian="bold" style:font-size-complex="11pt" style:font-weight-complex="bold"/>
    </style:style>
    <style:style style:name="T1" style:family="text">
      <style:text-properties style:font-name="Calibri" fo:font-weight="normal" style:font-weight-asian="normal" style:font-weight-complex="normal"/>
    </style:style>
    <style:style style:name="T2" style:family="text">
      <style:text-properties style:font-name="Calibri" fo:font-weight="normal" officeooo:rsid="00063d5b" style:font-weight-asian="normal" style:font-weight-complex="normal"/>
    </style:style>
    <style:style style:name="T3" style:family="text">
      <style:text-properties style:font-name="Calibri" style:text-underline-style="none" fo:font-weight="normal" style:font-weight-asian="normal" style:font-weight-complex="normal"/>
    </style:style>
    <style:style style:name="T4" style:family="text">
      <style:text-properties style:font-name="Calibri" style:text-underline-style="none" fo:font-weight="normal" officeooo:rsid="000bc304" style:font-weight-asian="normal" style:font-weight-complex="normal"/>
    </style:style>
    <style:style style:name="T5" style:family="text">
      <style:text-properties style:font-name="Calibri" style:text-underline-style="none" fo:font-weight="normal" officeooo:rsid="0017ee60" style:font-weight-asian="normal" style:font-weight-complex="normal"/>
    </style:style>
    <style:style style:name="T6" style:family="text">
      <style:text-properties style:font-name="Calibri" style:text-underline-style="none" fo:font-weight="normal" officeooo:rsid="000f8620" style:font-weight-asian="normal" style:font-weight-complex="normal"/>
    </style:style>
    <style:style style:name="T7" style:family="text">
      <style:text-properties style:font-name="Calibri" style:text-underline-style="none" fo:font-weight="normal" officeooo:rsid="001a9f1d" style:font-weight-asian="normal" style:font-weight-complex="normal"/>
    </style:style>
    <style:style style:name="T8" style:family="text">
      <style:text-properties style:font-name="Calibri" style:text-underline-style="none" fo:font-weight="normal" officeooo:rsid="001c8b76" style:font-weight-asian="normal" style:font-weight-complex="normal"/>
    </style:style>
    <style:style style:name="T9" style:family="text">
      <style:text-properties style:font-name="Calibri" style:text-underline-style="none" fo:font-weight="normal" officeooo:rsid="0018d1d8" style:font-weight-asian="normal" style:font-weight-complex="normal"/>
    </style:style>
    <style:style style:name="T10" style:family="text">
      <style:text-properties style:font-name="Calibri" style:text-underline-style="none" fo:font-weight="normal" officeooo:rsid="002352c9" style:font-weight-asian="normal" style:font-weight-complex="normal"/>
    </style:style>
    <style:style style:name="T11" style:family="text">
      <style:text-properties style:font-name="Calibri" style:text-underline-style="none" fo:font-weight="bold" officeooo:rsid="001c8b7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c940" style:font-weight-asian="normal" style:font-weight-complex="normal"/>
    </style:style>
    <style:style style:name="T14" style:family="text">
      <style:text-properties fo:font-weight="normal" officeooo:rsid="0014989e" style:font-weight-asian="normal" style:font-weight-complex="normal"/>
    </style:style>
    <style:style style:name="T15" style:family="text">
      <style:text-properties fo:font-weight="normal" officeooo:rsid="0014a67f" style:font-weight-asian="normal" style:font-weight-complex="normal"/>
    </style:style>
    <style:style style:name="T16" style:family="text">
      <style:text-properties fo:font-weight="normal" officeooo:rsid="001cedad" style:font-weight-asian="normal" style:font-weight-complex="normal"/>
    </style:style>
    <style:style style:name="T17" style:family="text">
      <style:text-properties fo:font-weight="normal" officeooo:rsid="0021e882" style:font-weight-asian="normal" style:font-weight-complex="normal"/>
    </style:style>
    <style:style style:name="T18" style:family="text">
      <style:text-properties officeooo:rsid="000f862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cedad"/>
    </style:style>
    <style:style style:name="T21" style:family="text">
      <style:text-properties officeooo:rsid="001dca1e"/>
    </style:style>
    <style:style style:name="T22" style:family="text">
      <style:text-properties fo:font-style="normal" officeooo:rsid="0017ee60" style:font-style-asian="normal" style:font-style-complex="normal"/>
    </style:style>
    <style:style style:name="T23" style:family="text">
      <style:text-properties fo:font-style="normal" officeooo:rsid="001e5503" style:font-style-asian="normal" style:font-style-complex="normal"/>
    </style:style>
    <style:style style:name="T24" style:family="text">
      <style:text-properties officeooo:rsid="001fa62e"/>
    </style:style>
    <style:style style:name="T25" style:family="text">
      <style:text-properties officeooo:rsid="0022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ang code structure</text:p>
      <text:p text:style-name="P1"/>
      <text:p text:style-name="P3">ClusterAnomalyFinder</text:p>
      <text:list xml:id="list5231983358626162111" text:style-name="L1">
        <text:list-item>
          <text:p text:style-name="P48"><text:span text:style-name="T2">T</text:span><text:span text:style-name="T1">ake clusters as inputs</text:span></text:p>
        </text:list-item>
        <text:list-item>
          <text:p text:style-name="P4">Do not use LRT test to assess anomalousness of clusters</text:p>
        </text:list-item>
        <text:list-item>
          <text:p text:style-name="P4">Instead uses gini value and size of clusters to rank them</text:p>
        </text:list-item>
      </text:list>
      <text:p text:style-name="P3"/>
      <text:p text:style-name="P5">AnomalyDetector.java</text:p>
      <text:list xml:id="list5259143401287718586" text:style-name="L2">
        <text:list-item>
          <text:p text:style-name="P6">Reads data</text:p>
        </text:list-item>
        <text:list-item>
          <text:p text:style-name="P6">Build clusters</text:p>
        </text:list-item>
        <text:list-item>
          <text:p text:style-name="P6">Associate clusters with their generalized neighborhood</text:p>
        </text:list-item>
        <text:list-item>
          <text:p text:style-name="P6">Assess anomalousness of clusters with LRT test</text:p>
        </text:list-item>
        <text:list-item>
          <text:p text:style-name="P6">Outputs anomalous clusters</text:p>
        </text:list-item>
      </text:list>
      <text:p text:style-name="P5"/>
      <text:p text:style-name="P8">stat/TestStatistic.java</text:p>
      <text:list xml:id="list3794552933957021758" text:style-name="L3">
        <text:list-item>
          <text:p text:style-name="P9">Implements parts of SaTScan</text:p>
        </text:list-item>
        <text:list-item>
          <text:p text:style-name="P9">For global anomalies, uses a fixed baseline for each cell</text:p>
        </text:list-item>
        <text:list-item>
          <text:p text:style-name="P9"/>
        </text:list-item>
      </text:list>
      <text:p text:style-name="P5"/>
      <text:p text:style-name="P2">Remarks</text:p>
      <text:list xml:id="list8715136718367073978" text:style-name="L4">
        <text:list-item>
          <text:p text:style-name="P7">“For cab data” in SATScanAnomalyDetector → not in paper but investigated?</text:p>
        </text:list-item>
        <text:list-item>
          <text:p text:style-name="P10">SaTScan → only with circles → less interesting, do not try to understand implementation of SaTScan</text:p>
        </text:list-item>
      </text:list>
      <text:p text:style-name="P8"/>
      <text:p text:style-name="P11">Structure of AnomalyDetector.java</text:p>
      <text:list xml:id="list8981648248138640992" text:style-name="L5">
        <text:list-item>
          <text:p text:style-name="P12">Can aggregate points into grid? → parser.fillPointData(grid)</text:p>
        </text:list-item>
        <text:list-item>
          <text:p text:style-name="P12">Outputs Average Cluster Size → nice feature</text:p>
        </text:list-item>
        <text:list-item>
          <text:p text:style-name="P13">Main functions</text:p>
          <text:list>
            <text:list-item>
              <text:p text:style-name="P51"><text:span text:style-name="T3">parser.fill</text:span><text:span text:style-name="T4">GridData</text:span><text:span text:style-name="T3">: create input grid</text:span></text:p>
              <text:list>
                <text:list-item>
                  <text:p text:style-name="P15">To be adapted with own input.txt files and grid data</text:p>
                </text:list-item>
                <text:list-item>
                  <text:p text:style-name="P16">output: GridData(i,r,c)</text:p>
                </text:list-item>
              </text:list>
            </text:list-item>
            <text:list-item>
              <text:p text:style-name="P13">giniCalc.getClustersByBestFirst(grid, clusters)</text:p>
              <text:list>
                <text:list-item>
                  <text:p text:style-name="P16">output:</text:p>
                </text:list-item>
              </text:list>
            </text:list-item>
            <text:list-item>
              <text:p text:style-name="P13">stat.findLocalAnomalies(clusters, gridDataClone, anomalies)</text:p>
            </text:list-item>
          </text:list>
        </text:list-item>
      </text:list>
      <text:p text:style-name="P14"/>
      <text:p text:style-name="P22">Input: GridData.java</text:p>
      <text:list xml:id="list2227733564397746408" text:style-name="L6">
        <text:list-item>
          <text:p text:style-name="P17">HashMap used to store grid data <text:span text:style-name="T18">dataMatrix = &lt;key,value&gt;</text:span></text:p>
          <text:list>
            <text:list-item>
              <text:p text:style-name="P18">hash_function(i,r,c) = i x rows x cols + r x cols + c</text:p>
            </text:list-item>
          </text:list>
        </text:list-item>
        <text:list-item>
          <text:p text:style-name="P18">Cluster = hashset of cell ids integer</text:p>
        </text:list-item>
      </text:list>
      <text:p text:style-name="P14"/>
      <text:p text:style-name="P23">Parameters</text:p>
      <text:list xml:id="list7090639360146607823" text:style-name="L8">
        <text:list-item>
          <text:p text:style-name="P24"><text:span text:style-name="T12">GridData</text:span></text:p>
          <text:list>
            <text:list-item>
              <text:p text:style-name="P24"><text:span text:style-name="T12">Size of the ST grid: intervals / rows / cols</text:span></text:p>
            </text:list-item>
          </text:list>
        </text:list-item>
        <text:list-item>
          <text:p text:style-name="P24"><text:span text:style-name="T12">GiniCalculator</text:span></text:p>
          <text:list>
            <text:list-item>
              <text:p text:style-name="P24"><text:span text:style-name="T12">Cluster Size = 500</text:span></text:p>
            </text:list-item>
            <text:list-item>
              <text:p text:style-name="P24"><text:span text:style-name="T12">Gini threshold = </text:span><text:span text:style-name="T13">set to 0.001 → after this the cluster will not be expanded</text:span></text:p>
              <text:list>
                <text:list-item>
                  <text:p text:style-name="P37"><text:span text:style-name="T13">D</text:span><text:span text:style-name="T12">etermine how heterogeneous the cluster can be</text:span></text:p>
                </text:list-item>
              </text:list>
            </text:list-item>
          </text:list>
        </text:list-item>
      </text:list>
      <text:p text:style-name="P14"/>
      <text:p text:style-name="P25">Clustering algorithm</text:p>
      <text:list xml:id="list6497621431972882103" text:style-name="L9">
        <text:list-item>
          <text:p text:style-name="P26"><text:span text:style-name="T12">Take first cell, create first cluster</text:span></text:p>
        </text:list-item>
        <text:list-item>
          <text:p text:style-name="P27"><text:soft-page-break/><text:span text:style-name="T12">While (cluster size &lt; bound and valid neighbor vector)</text:span></text:p>
        </text:list-item>
      </text:list>
      <text:list xml:id="list5132738832740467790" text:style-name="L10">
        <text:list-item>
          <text:list>
            <text:list-item>
              <text:p text:style-name="P49"><text:span text:style-name="T5">Determine adjacent ST neighborhood → </text:span><text:span text:style-name="T6">find3DNeighbors</text:span></text:p>
            </text:list-item>
          </text:list>
        </text:list-item>
      </text:list>
      <text:list xml:id="list170140506851066" text:continue-list="list6497621431972882103" text:style-name="L9">
        <text:list-item>
          <text:list>
            <text:list-item>
              <text:list>
                <text:list-item>
                  <text:p text:style-name="P28"><text:span text:style-name="T12">Determine cluster start and end time</text:span></text:p>
                </text:list-item>
                <text:list-item>
                  <text:p text:style-name="P28"><text:span text:style-name="T12">Determine startSurfaceCells</text:span></text:p>
                </text:list-item>
                <text:list-item>
                  <text:p text:style-name="P28"><text:span text:style-name="T12">Determine before-start surface cells and add it wo neighbors3D</text:span></text:p>
                </text:list-item>
                <text:list-item>
                  <text:p text:style-name="P28"><text:span text:style-name="T12">Determine after-end surface cells and add it to neighbors3D</text:span></text:p>
                </text:list-item>
                <text:list-item>
                  <text:p text:style-name="P29"><text:span text:style-name="T12">Determine adjacent cells for all time steps = ‘bars’ and add them to neighbors3D</text:span></text:p>
                  <text:list>
                    <text:list-item>
                      <text:p text:style-name="P30"><text:span text:style-name="T12">findSurfaceNeighbor</text:span><text:span text:style-name="T14">s → adjacent spatial cells of the cluster</text:span></text:p>
                      <text:list>
                        <text:list-item>
                          <text:p text:style-name="P31"><text:span text:style-name="T12">findSpatial3DNeighbors(cell,neighbors,grid): </text:span><text:span text:style-name="T15">add all the adjacent cells of every cell in the surface to neighbors </text:span></text:p>
                        </text:list-item>
                        <text:list-item>
                          <text:p text:style-name="P32"><text:span text:style-name="T12">then remove all the cell in the surface from neighbor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12">neighbors3D is hashset&lt;Vector&lt;Integer&gt;&gt;</text:span></text:p>
                  <text:list>
                    <text:list-item>
                      <text:p text:style-name="P33"><text:span text:style-name="T12">one vector for the whole before-start surface</text:span></text:p>
                    </text:list-item>
                    <text:list-item>
                      <text:p text:style-name="P33"><text:span text:style-name="T12">one vector for the whole after-end surface</text:span></text:p>
                    </text:list-item>
                    <text:list-item>
                      <text:p text:style-name="P33"><text:span text:style-name="T12">one vector for each adjacent bar (one location, multiple time steps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43435855615867117" text:style-name="L11">
        <text:list-item>
          <text:list>
            <text:list-item>
              <text:p text:style-name="P50"><text:span text:style-name="T7">From the adjacent neighborhood, </text:span><text:span text:style-name="T8">add the </text:span><text:span text:style-name="T9">Best3DNeighbor </text:span><text:span text:style-name="T8">= neighbor </text:span><text:span text:style-name="T11">vector</text:span><text:span text:style-name="T9"> </text:span><text:span text:style-name="T8">(bef-st or aft-end surface or single location bar) </text:span><text:span text:style-name="T7">which best increases the gini index, </text:span><text:span text:style-name="T10">only added if gini index remains below threshold</text:span></text:p>
            </text:list-item>
          </text:list>
        </text:list-item>
      </text:list>
      <text:list xml:id="list170139829083665" text:continue-list="list170140506851066" text:style-name="L9">
        <text:list-item>
          <text:list>
            <text:list-item>
              <text:list>
                <text:list-item>
                  <text:p text:style-name="P34"><text:span text:style-name="T12">Consider one neighbor3D vector at a time → before-start / after-end surface / single location bar</text:span></text:p>
                  <text:p text:style-name="P34"><text:span text:style-name="T12"/></text:p>
                </text:list-item>
              </text:list>
            </text:list-item>
          </text:list>
        </text:list-item>
      </text:list>
      <text:p text:style-name="P35"><text:span text:style-name="T22">Remarks </text:span><text:span text:style-name="T23">on clustering algorithm</text:span></text:p>
      <text:list xml:id="list170139570412559" text:continue-numbering="true" text:style-name="L9">
        <text:list-item>
          <text:p text:style-name="P39"><text:span text:style-name="T16">N</text:span><text:span text:style-name="T12">o surface / bar is added when a single cell of the surface or the bar is missing</text:span></text:p>
        </text:list-item>
        <text:list-item>
          <text:p text:style-name="P40"><text:span text:style-name="T12">Condition to stop growing clustering: </text:span>size bound<text:span text:style-name="T12"> (OR !isValid(neighbor)) </text:span><text:span text:style-name="T17">OR the best possible extended cluster has a gini index above threshold</text:span></text:p>
          <text:list>
            <text:list-header>
              <text:p text:style-name="P41"><text:span text:style-name="T12">→ </text:span>ARBITRARY SIZE OF CLUSTERS</text:p>
              <text:p text:style-name="P41">→<text:span text:style-name="T20"> </text:span><text:span text:style-name="T16">No automatic way to detect best size of clusters</text:span></text:p>
              <text:list>
                <text:list-item>
                  <text:list>
                    <text:list-item>
                      <text:p text:style-name="P43">// <text:span text:style-name="T21">Size bound for SaTScan → independent space and time bounds</text:span></text:p>
                    </text:list-item>
                    <text:list-item>
                      <text:p text:style-name="P44">Here, the size bound limits the number of cells, not taking space or time dimensions into account, but maybe easily adaptable</text:p>
                      <text:list>
                        <text:list-item>
                          <text:p text:style-name="P45">Adaptation: </text:p>
                          <text:list>
                            <text:list-item>
                              <text:p text:style-name="P45">if space extension &lt; bound &amp; time extension&lt;bound → normal</text:p>
                            </text:list-item>
                            <text:list-item>
                              <text:p text:style-name="P45">if space extension &lt; bound &amp; time extension &gt;= bound → only consider adjacent bars</text:p>
                            </text:list-item>
                            <text:list-item>
                              <text:p text:style-name="P45">if space &gt;= bound &amp; time &lt; bound → only consider adjacent time step surfaces</text:p>
                            </text:list-item>
                            <text:list-item>
                              <text:p text:style-name="P45">if <text:s text:c="2"/>space &gt;= bound &amp; time &gt;= bound → break</text:p>
                            </text:list-item>
                            <text:list-item>
                              <text:p text:style-name="P45">PROBLEM: with two independent bounds, the cluster would always have same space extension and time extension. <text:span text:style-name="T19">You need to add a global boun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46">May not be optimized, sometimes quite greedy approach, but complexity not first objective</text:p>
        </text:list-item>
        <text:list-item>
          <text:p text:style-name="P45">Possible amelioration: at each growing cluster iteration, consider the neighbor vector which best increases gini index of cluster</text:p>
          <text:list>
            <text:list-item>
              <text:p text:style-name="P45">If no neighbor makes the gini index better → break →<text:span text:style-name="T24"> natural automatic stop</text:span></text:p>
              <text:list>
                <text:list-header>
                  <text:p text:style-name="P45">→<text:span text:style-name="T25"> Would it work? Or gini index always gets bigger when more values?</text:span></text:p>
                </text:list-header>
              </text:list>
            </text:list-item>
            <text:list-item>
              <text:p text:style-name="P47">Since the best improving gini index is selected, clusters grow until <text:span text:style-name="T25">best possible gini index crosses the threshold or</text:span> they reach the size bound</text:p>
            </text:list-item>
            <text:list-item>
              <text:p text:style-name="P42"><text:span text:style-name="T12">Maybe gini index is always better when the cluster gets bigger?</text:span></text:p>
            </text:list-item>
          </text:list>
        </text:list-item>
      </text:list>
      <text:p text:style-name="P14"/>
      <text:p text:style-name="P38"><text:soft-page-break/>To do</text:p>
      <text:list xml:id="list8400453475015931298" text:style-name="L12">
        <text:list-item>
          <text:p text:style-name="P21">Adapt input data processing</text:p>
        </text:list-item>
        <text:list-item>
          <text:p text:style-name="P21">Go clustering ! </text:p>
        </text:list-item>
        <text:list-item>
          <text:p text:style-name="P21">Figure out how to output clusters in Google Earth</text:p>
        </text:list-item>
      </text:list>
      <text:p text:style-name="P14"/>
      <text:p text:style-name="P36">Questions</text:p>
      <text:list xml:id="list2105138111855226732" text:style-name="L7">
        <text:list-item>
          <text:p text:style-name="P19">ST clustering?</text:p>
        </text:list-item>
        <text:list-item>
          <text:p text:style-name="P20">How does gini index evolves with growing cluster?</text:p>
          <text:list>
            <text:list-item>
              <text:p text:style-name="P20">When cluster gets bigger, can the gini index decrease?</text:p>
            </text:list-item>
            <text:list-item>
              <text:p text:style-name="P20">Is it unrealistic to think that you can get the gini index to decrease at each growing step</text:p>
              <text:list>
                <text:list-header>
                  <text:p text:style-name="P20">→ Remark: cluster of single size may have perfect homogeneity, so the cluster would not grow if it has to capture another point</text:p>
                  <text:p text:style-name="P20">→ does it still holds from 2 points cluster to 3, etc?</text:p>
                  <text:p text:style-name="P20">→ Probably not stable, which would be the reason why Telang chose fixed gini index threshold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2:28:20.538564312</meta:creation-date>
    <meta:generator>LibreOffice/5.1.4.2$Linux_X86_64 LibreOffice_project/10m0$Build-2</meta:generator>
    <dc:date>2016-07-26T17:01:38.776967186</dc:date>
    <meta:editing-duration>PT2H45M</meta:editing-duration>
    <meta:editing-cycles>27</meta:editing-cycles>
    <meta:document-statistic meta:table-count="0" meta:image-count="0" meta:object-count="0" meta:page-count="3" meta:paragraph-count="89" meta:word-count="816" meta:character-count="4708" meta:non-whitespace-character-count="4051"/>
  </office:meta>
</office:document-meta>
</file>